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3.5cm"/>
    </style:style>
    <style:style style:name="gr2" style:family="graphic" style:parent-style-name="standard">
      <style:graphic-properties draw:textarea-horizontal-align="justify" draw:textarea-vertical-align="middle" draw:auto-grow-height="false" fo:min-height="1.85cm" fo:min-width="4.5cm"/>
    </style:style>
    <style:style style:name="gr3" style:family="graphic" style:parent-style-name="standard">
      <style:graphic-properties draw:textarea-horizontal-align="justify" draw:textarea-vertical-align="middle" draw:auto-grow-height="false" fo:min-height="1.85cm" fo:min-width="4.2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0.823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 style:list-style-name="L1">
      <style:graphic-properties draw:stroke="solid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/>
    </style:style>
    <style:style style:name="gr8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0.82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0.823cm" fo:min-width="0cm"/>
    </style:style>
    <style:style style:name="gr11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0.823cm" fo:min-width="0cm"/>
    </style:style>
    <style:style style:name="gr12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0.949cm" fo:min-width="0cm"/>
    </style:style>
    <style:style style:name="gr13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0.823cm" fo:min-width="0cm"/>
    </style:style>
    <style:style style:name="gr14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0.823cm" fo:min-width="0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  <style:text-properties fo:color="#0000c0" style:font-name="Monospace" fo:font-size="10pt" style:font-name-asian="Monospace" style:font-size-asian="10pt" style:font-name-complex="Monospace" style:font-size-complex="10pt"/>
    </style:style>
    <style:style style:name="P3" style:family="paragraph">
      <loext:graphic-properties draw:fill="none" draw:fill-color="#ffffff"/>
      <style:paragraph-properties style:text-autospace="none"/>
      <style:text-properties fo:color="#0000c0" style:font-name="Monospace" fo:font-size="10pt" style:font-name-asian="Monospace" style:font-size-asian="10pt" style:font-name-complex="Monospace" style:font-size-complex="10pt"/>
    </style:style>
    <style:style style:name="P4" style:family="paragraph">
      <style:paragraph-properties style:text-autospace="none"/>
      <style:text-properties fo:color="#0000c0" style:font-name="Monospace" fo:font-size="10pt" style:letter-kerning="true" style:font-name-asian="Monospace" style:font-size-asian="10pt" style:font-name-complex="Monospace" style:font-size-complex="10pt"/>
    </style:style>
    <style:style style:name="P5" style:family="paragraph">
      <loext:graphic-properties draw:fill="none" draw:fill-color="#ffffff"/>
      <style:paragraph-properties style:text-autospace="none"/>
      <style:text-properties fo:color="#0000c0" style:font-name="Monospace" fo:font-size="10pt" style:letter-kerning="true" style:font-name-asian="Monospace" style:font-size-asian="10pt" style:font-name-complex="Monospace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8" style:family="paragraph">
      <loext:graphic-properties draw:fill="none" draw:fill-color="#ffffff"/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c0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c0" style:font-name="Monospace" fo:font-size="10pt" style:letter-kerning="true" style:font-name-asian="Monospace" style:font-size-asian="10pt" style:font-name-complex="Monospace" style:font-size-complex="10pt"/>
    </style:style>
    <style:style style:name="T3" style:family="text">
      <style:text-properties fo:font-variant="normal" fo:text-transform="none" fo:color="#7f0055" style:text-outline="false" style:text-line-through-style="none" style:text-line-through-type="none" style:font-name="Monospace" fo:font-size="10pt" fo:font-style="normal" fo:text-shadow="none" style:text-underline-style="none" fo:font-weight="bold" style:letter-kerning="true" style:font-name-asian="Monospace" style:font-size-asian="10pt" style:font-style-asian="normal" style:font-weight-asian="bold" style:font-name-complex="Monospace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Monospace" fo:font-size="10pt" fo:font-style="normal" fo:text-shadow="none" style:text-underline-style="none" style:letter-kerning="true" style:font-name-asian="Monospace" style:font-size-asian="10pt" style:font-style-asian="normal" style:font-name-complex="Monospace" style:font-size-complex="10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c0" style:text-outline="false" style:text-line-through-style="none" style:text-line-through-type="none" style:font-name="Monospace" fo:font-size="10pt" fo:font-style="normal" fo:text-shadow="none" style:text-underline-style="none" style:letter-kerning="true" style:font-name-asian="Monospace" style:font-size-asian="10pt" style:font-style-asian="normal" style:font-name-complex="Monospace" style:font-size-complex="10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Monospace" fo:font-size="10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4cm" svg:height="2.1cm" svg:x="1cm" svg:y="1cm">
          <text:p text:style-name="P1">Integr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cm" svg:height="2.1cm" svg:x="12cm" svg:y="1cm">
          <text:p text:style-name="P1">Partic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cm" svg:height="2.1cm" svg:x="24cm" svg:y="1cm">
          <text:p text:style-name="P1">Fluids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159cm" svg:height="3.128cm" svg:x="12cm" svg:y="4cm">
          <draw:text-box>
            <text:p text:style-name="P2"><text:span text:style-name="T1">initialize_new_isfluid</text:span></text:p>
            <text:p text:style-name="P2"><text:span text:style-name="T1"/></text:p>
            <text:p text:style-name="P2"><text:span text:style-name="T1">check_moving_particles</text:span></text:p>
            <text:p text:style-name="P2"><text:span text:style-name="T1"/></text:p>
            <text:p text:style-name="P2"><text:span text:style-name="T1">mapping_new_isfluid</text:span></text:p>
            <text:p text:style-name="P2"><text:span text:style-name="T1"/></text:p>
            <text:p text:style-name="P2"><text:span text:style-name="T1">particle_delete_fluids</text:span></text:p>
          </draw:text-box>
        </draw:frame>
        <draw:frame draw:style-name="gr5" draw:text-style-name="P5" draw:layer="layout" svg:width="4.7cm" svg:height="1.484cm" svg:x="24cm" svg:y="4cm">
          <draw:text-box>
            <text:p text:style-name="P4"><text:span text:style-name="T1">fxx,</text:span><text:span text:style-name="T2">(txx)</text:span><text:span text:style-name="T2"> += …</text:span></text:p>
            <text:p text:style-name="P4"/>
            <text:p text:style-name="P4"><text:span text:style-name="T2">Reads rho, vel</text:span></text:p>
          </draw:text-box>
        </draw:frame>
        <draw:line draw:style-name="gr6" draw:text-style-name="P6" draw:layer="layout" svg:x1="17.1cm" svg:y1="6.9cm" svg:x2="24.1cm" svg:y2="4.8cm">
          <text:p/>
        </draw:line>
        <draw:frame draw:style-name="gr4" draw:text-style-name="P3" draw:layer="layout" svg:width="5.159cm" svg:height="0.662cm" svg:x="1cm" svg:y="8cm">
          <draw:text-box>
            <text:p text:style-name="P2"><text:span text:style-name="T1">initialize_f</text:span><text:span text:style-name="T1">luid_force</text:span></text:p>
          </draw:text-box>
        </draw:frame>
        <draw:frame draw:style-name="gr4" draw:text-style-name="P3" draw:layer="layout" svg:width="3.465cm" svg:height="0.662cm" svg:x="1cm" svg:y="9.3cm">
          <draw:text-box>
            <text:p text:style-name="P2"><text:span text:style-name="T1">moments_f</text:span><text:span text:style-name="T1">luids</text:span></text:p>
          </draw:text-box>
        </draw:frame>
        <draw:frame draw:style-name="gr4" draw:text-style-name="P3" draw:layer="layout" svg:width="4.735cm" svg:height="1.073cm" svg:x="1cm" svg:y="10.4cm">
          <draw:text-box>
            <text:p text:style-name="P2"><text:span text:style-name="T1">driver_</text:span><text:span text:style-name="T1">bc_dens</text:span><text:span text:style-name="T1">ities</text:span><text:span text:style-name="T1"><text:line-break/></text:span><text:span text:style-name="T1">driver_</text:span><text:span text:style-name="T1">bc_velo</text:span><text:span text:style-name="T1">cities</text:span></text:p>
          </draw:text-box>
        </draw:frame>
        <draw:frame draw:style-name="gr4" draw:text-style-name="P3" draw:layer="layout" svg:width="3.254cm" svg:height="0.662cm" svg:x="1cm" svg:y="11.8cm">
          <draw:text-box>
            <text:p text:style-name="P2"><text:span text:style-name="T1">compute_omega</text:span></text:p>
          </draw:text-box>
        </draw:frame>
        <draw:frame draw:style-name="gr4" draw:text-style-name="P3" draw:layer="layout" svg:width="4.524cm" svg:height="0.662cm" svg:x="1cm" svg:y="12.8cm">
          <draw:text-box>
            <text:p text:style-name="P2"><text:span text:style-name="T1">in</text:span><text:span text:style-name="T1">te</text:span><text:span text:style-name="T1">r_</text:span><text:span text:style-name="T1">pa</text:span><text:span text:style-name="T1">rt</text:span><text:span text:style-name="T1">_a</text:span><text:span text:style-name="T1">nd</text:span><text:span text:style-name="T1">_g</text:span><text:span text:style-name="T1">ri</text:span><text:span text:style-name="T1">d</text:span></text:p>
          </draw:text-box>
        </draw:frame>
        <draw:frame draw:style-name="gr4" draw:text-style-name="P3" draw:layer="layout" svg:width="4.735cm" svg:height="1.895cm" svg:x="1.001cm" svg:y="13.601cm">
          <draw:text-box>
            <text:p text:style-name="P2"><text:span text:style-name="T1">driver</text:span><text:span text:style-name="T1">_bc_de</text:span><text:span text:style-name="T1">nsitie</text:span><text:span text:style-name="T1">s</text:span><text:span text:style-name="T1"><text:line-break/></text:span><text:span text:style-name="T1">driver</text:span><text:span text:style-name="T1">_bc_ve</text:span><text:span text:style-name="T1">lociti</text:span><text:span text:style-name="T1">es</text:span></text:p>
            <text:p text:style-name="P2"><text:span text:style-name="T1">update</text:span><text:span text:style-name="T1">_isflu</text:span><text:span text:style-name="T1">id</text:span></text:p>
            <text:p text:style-name="P2"><text:span text:style-name="T1">driver</text:span><text:span text:style-name="T1">_bc_is</text:span><text:span text:style-name="T1">fluid</text:span></text:p>
          </draw:text-box>
        </draw:frame>
        <draw:frame draw:style-name="gr4" draw:text-style-name="P3" draw:layer="layout" svg:width="1.984cm" svg:height="0.662cm" svg:x="1cm" svg:y="15.9cm">
          <draw:text-box>
            <text:p text:style-name="P2"><text:span text:style-name="T1">vertest</text:span></text:p>
          </draw:text-box>
        </draw:frame>
        <draw:frame draw:style-name="gr4" draw:text-style-name="P8" draw:layer="layout" svg:width="5.159cm" svg:height="0.662cm" svg:x="1cm" svg:y="16.7cm">
          <draw:text-box>
            <text:p text:style-name="P7"><text:span text:style-name="T3">if</text:span><text:span text:style-name="T4">(</text:span><text:span text:style-name="T5">newlst</text:span><text:span text:style-name="T4">) </text:span><text:span text:style-name="T3">call</text:span><text:span text:style-name="T6"> </text:span><text:span text:style-name="T1">parlst</text:span></text:p>
          </draw:text-box>
        </draw:frame>
        <draw:frame draw:style-name="gr4" draw:text-style-name="P3" draw:layer="layout" svg:width="6.005cm" svg:height="1.073cm" svg:x="1cm" svg:y="17.7cm">
          <draw:text-box>
            <text:p text:style-name="P2"><text:span text:style-name="T1">initialize_particle_ene</text:span><text:span text:style-name="T1">rgy</text:span></text:p>
            <text:p text:style-name="P2"><text:span text:style-name="T1">driver_inter_force</text:span></text:p>
          </draw:text-box>
        </draw:frame>
        <draw:frame draw:style-name="gr4" draw:text-style-name="P9" draw:layer="layout" svg:width="5.159cm" svg:height="1.073cm" svg:x="1cm" svg:y="18.9cm">
          <draw:text-box>
            <text:p text:style-name="P2"><text:span text:style-name="T1">compute_densities_wall</text:span></text:p>
            <text:p text:style-name="P2"><text:span text:style-name="T1">driver_bc_densities</text:span></text:p>
          </draw:text-box>
        </draw:frame>
        <draw:frame draw:style-name="gr7" draw:text-style-name="P5" draw:layer="layout" svg:width="2.601cm" svg:height="1.234cm" svg:x="24cm" svg:y="9cm">
          <draw:text-box>
            <text:p text:style-name="P4">Rho=<text:line-break/>vel=</text:p>
            <text:p text:style-name="P4">Reads pops</text:p>
          </draw:text-box>
        </draw:frame>
        <draw:line draw:style-name="gr6" draw:text-style-name="P6" draw:layer="layout" svg:x1="4.5cm" svg:y1="9.6cm" svg:x2="24cm" svg:y2="9.6cm">
          <text:p/>
        </draw:line>
        <draw:frame draw:style-name="gr4" draw:text-style-name="P3" draw:layer="layout" svg:width="5.159cm" svg:height="0.662cm" svg:x="12cm" svg:y="11.5cm">
          <draw:text-box>
            <text:p text:style-name="P2"><text:span text:style-name="T1">particle_create_</text:span><text:span text:style-name="T1">fluids</text:span></text:p>
          </draw:text-box>
        </draw:frame>
        <draw:line draw:style-name="gr6" draw:text-style-name="P6" draw:layer="layout" svg:x1="5.5cm" svg:y1="13.2cm" svg:x2="12cm" svg:y2="11.8cm">
          <text:p/>
        </draw:line>
        <draw:frame draw:style-name="gr8" draw:text-style-name="P5" draw:layer="layout" svg:width="4.7cm" svg:height="1.484cm" svg:x="24cm" svg:y="11cm">
          <draw:text-box>
            <text:p text:style-name="P4"><text:span text:style-name="T1">fxx,</text:span><text:span text:style-name="T2">(txx)</text:span><text:span text:style-name="T2"> += ...</text:span><text:span text:style-name="T2"><text:line-break/></text:span><text:span text:style-name="T2"/></text:p>
            <text:p text:style-name="P4"><text:span text:style-name="T2">Writes rho,vel,pops</text:span></text:p>
          </draw:text-box>
        </draw:frame>
        <draw:line draw:style-name="gr6" draw:text-style-name="P6" draw:layer="layout" svg:x1="17cm" svg:y1="11.8cm" svg:x2="23.9cm" svg:y2="11.8cm">
          <text:p/>
        </draw:line>
        <draw:line draw:style-name="gr6" draw:text-style-name="P6" draw:layer="layout" svg:x1="5.1cm" svg:y1="4.3cm" svg:x2="12cm" svg:y2="5.4cm">
          <text:p/>
        </draw:line>
        <draw:frame draw:style-name="gr9" draw:text-style-name="P9" draw:layer="layout" svg:width="4.1cm" svg:height="0.662cm" svg:x="1cm" svg:y="4cm">
          <draw:text-box>
            <text:p><text:span text:style-name="T1">build_new_isfluid</text:span></text:p>
          </draw:text-box>
        </draw:frame>
        <draw:frame draw:style-name="gr4" draw:text-style-name="P3" draw:layer="layout" svg:width="5.159cm" svg:height="1.073cm" svg:x="12cm" svg:y="17.3cm">
          <draw:text-box>
            <text:p text:style-name="P2"><text:span text:style-name="T1">compute_inter_force</text:span></text:p>
            <text:p text:style-name="P2"><text:span text:style-name="T1">compute_sidewall_fo</text:span><text:span text:style-name="T1">rce</text:span></text:p>
          </draw:text-box>
        </draw:frame>
        <draw:line draw:style-name="gr6" draw:text-style-name="P6" draw:layer="layout" svg:x1="5.4cm" svg:y1="18.5cm" svg:x2="12cm" svg:y2="17.8cm">
          <text:p/>
        </draw:line>
        <draw:frame draw:style-name="gr10" draw:text-style-name="P5" draw:layer="layout" svg:width="4.7cm" svg:height="1.073cm" svg:x="24cm" svg:y="18cm">
          <draw:text-box>
            <text:p text:style-name="P4"><text:span text:style-name="T2">Writes rho @ walls</text:span></text:p>
          </draw:text-box>
        </draw:frame>
        <draw:line draw:style-name="gr6" draw:text-style-name="P6" draw:layer="layout" svg:x1="6cm" svg:y1="19.2cm" svg:x2="24.2cm" svg:y2="18.5cm">
          <text:p/>
        </draw:line>
      </draw:page>
      <draw:page draw:name="page2" draw:style-name="dp1" draw:master-page-name="Predefinito">
        <draw:custom-shape draw:style-name="gr1" draw:text-style-name="P1" draw:layer="layout" svg:width="4cm" svg:height="2.1cm" svg:x="1cm" svg:y="1cm">
          <text:p text:style-name="P1">Integr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cm" svg:height="2.1cm" svg:x="12cm" svg:y="1cm">
          <text:p text:style-name="P1">Partic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cm" svg:height="2.1cm" svg:x="24cm" svg:y="1cm">
          <text:p text:style-name="P1">Fluids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582cm" svg:height="2.306cm" svg:x="1cm" svg:y="4.1cm">
          <draw:text-box>
            <text:p text:style-name="P2"><text:span text:style-name="T1">compute_psi_sc</text:span></text:p>
            <text:p text:style-name="P2"><text:span text:style-name="T1"/></text:p>
            <text:p text:style-name="P2"><text:span text:style-name="T1">compute_psi_sc_particl</text:span><text:span text:style-name="T1">es</text:span></text:p>
            <text:p text:style-name="P2"><text:span text:style-name="T1"/></text:p>
            <text:p text:style-name="P2"><text:span text:style-name="T1">compute_fluid_force_sc</text:span></text:p>
          </draw:text-box>
        </draw:frame>
        <draw:frame draw:style-name="gr4" draw:text-style-name="P3" draw:layer="layout" svg:width="5.37cm" svg:height="0.662cm" svg:x="1cm" svg:y="7cm">
          <draw:text-box>
            <text:p text:style-name="P2"><text:span text:style-name="T1">driver_collision_fluid</text:span><text:span text:style-name="T1">s</text:span></text:p>
          </draw:text-box>
        </draw:frame>
        <draw:frame draw:style-name="gr4" draw:text-style-name="P3" draw:layer="layout" svg:width="5.159cm" svg:height="1.073cm" svg:x="1cm" svg:y="7.8cm">
          <draw:text-box>
            <text:p text:style-name="P2"><text:span text:style-name="T1">driver_apply_</text:span><text:span text:style-name="T1"><text:line-break/></text:span><text:span text:style-name="T1">bounceback_halfway_pop</text:span></text:p>
          </draw:text-box>
        </draw:frame>
        <draw:frame draw:style-name="gr4" draw:text-style-name="P3" draw:layer="layout" svg:width="6.217cm" svg:height="5.594cm" svg:x="1cm" svg:y="9cm">
          <draw:text-box>
            <text:p text:style-name="P2"><text:span text:style-name="T1">driver_bc_pops</text:span></text:p>
            <text:p text:style-name="P2"><text:span text:style-name="T1"/></text:p>
            <text:p text:style-name="P2"><text:span text:style-name="T1">apply_particle_bounce_</text:span><text:span text:style-name="T1">back</text:span></text:p>
            <text:p text:style-name="P2"><text:span text:style-name="T1">merge_particle_force</text:span></text:p>
            <text:p text:style-name="P2"><text:span text:style-name="T1">force_particle_bounce_</text:span><text:span text:style-name="T1">back</text:span></text:p>
            <text:p text:style-name="P2"><text:span text:style-name="T1">compute_mean_particle_</text:span><text:span text:style-name="T1">force</text:span></text:p>
            <text:p text:style-name="P2"><text:span text:style-name="T1">store_old_pos_vel_part</text:span></text:p>
            <text:p text:style-name="P2"><text:span text:style-name="T1"/></text:p>
            <text:p text:style-name="P2"><text:span text:style-name="T1">nve_lf</text:span></text:p>
            <text:p text:style-name="P2"><text:span text:style-name="T1">merge_particle_energie</text:span><text:span text:style-name="T1">s</text:span></text:p>
            <text:p text:style-name="P2"><text:span text:style-name="T1">restore_particles</text:span></text:p>
            <text:p text:style-name="P2"><text:span text:style-name="T1"/></text:p>
            <text:p text:style-name="P2"><text:span text:style-name="T1">driver_bc_pops</text:span></text:p>
          </draw:text-box>
        </draw:frame>
        <draw:frame draw:style-name="gr9" draw:text-style-name="P10" draw:layer="layout" svg:width="3.004cm" svg:height="0.806cm" svg:x="6.8cm" svg:y="5cm">
          <draw:text-box>
            <text:p><text:span text:style-name="T7">Shan-Chen</text:span></text:p>
          </draw:text-box>
        </draw:frame>
        <draw:frame draw:style-name="gr9" draw:text-style-name="P10" draw:layer="layout" svg:width="1.268cm" svg:height="0.806cm" svg:x="7.4cm" svg:y="11.1cm">
          <draw:text-box>
            <text:p><text:span text:style-name="T7">MD</text:span></text:p>
          </draw:text-box>
        </draw:frame>
        <draw:frame draw:style-name="gr9" draw:text-style-name="P9" draw:layer="layout" svg:width="5.37cm" svg:height="0.662cm" svg:x="1cm" svg:y="15.2cm">
          <draw:text-box>
            <text:p text:style-name="P2"><text:span text:style-name="T1">driver_streaming_fluid</text:span><text:span text:style-name="T1">s</text:span></text:p>
          </draw:text-box>
        </draw:frame>
        <draw:frame draw:style-name="gr9" draw:text-style-name="P10" draw:layer="layout" svg:width="2.373cm" svg:height="0.806cm" svg:x="6.8cm" svg:y="6.9cm">
          <draw:text-box>
            <text:p><text:span text:style-name="T7">Collision</text:span></text:p>
          </draw:text-box>
        </draw:frame>
        <draw:frame draw:style-name="gr9" draw:text-style-name="P10" draw:layer="layout" svg:width="2.758cm" svg:height="0.806cm" svg:x="6.8cm" svg:y="15.1cm">
          <draw:text-box>
            <text:p><text:span text:style-name="T7">Streaming</text:span></text:p>
          </draw:text-box>
        </draw:frame>
        <draw:frame draw:style-name="gr9" draw:text-style-name="P10" draw:layer="layout" svg:width="3.288cm" svg:height="0.806cm" svg:x="6.801cm" svg:y="8cm">
          <draw:text-box>
            <text:p><text:span text:style-name="T7">BounceBack</text:span></text:p>
          </draw:text-box>
        </draw:frame>
        <draw:frame draw:style-name="gr11" draw:text-style-name="P5" draw:layer="layout" svg:width="4.7cm" svg:height="1.073cm" svg:x="24cm" svg:y="4cm">
          <draw:text-box>
            <text:p text:style-name="P4"><text:span text:style-name="T2">Psi = …</text:span></text:p>
            <text:p text:style-name="P4"><text:span text:style-name="T2">Reads rho</text:span></text:p>
          </draw:text-box>
        </draw:frame>
        <draw:line draw:style-name="gr6" draw:text-style-name="P6" draw:layer="layout" svg:x1="4.5cm" svg:y1="4.5cm" svg:x2="24cm" svg:y2="4.5cm">
          <text:p/>
        </draw:line>
        <draw:frame draw:style-name="gr12" draw:text-style-name="P5" draw:layer="layout" svg:width="8cm" svg:height="1.199cm" svg:x="11.9cm" svg:y="4.701cm">
          <draw:text-box>
            <text:p text:style-name="P4"><text:span text:style-name="T2">For atoms:</text:span></text:p>
            <text:p text:style-name="P4"><text:span text:style-name="T2"><text:tab/></text:span><text:span text:style-name="T1">compute_sc_particle_in</text:span><text:span text:style-name="T1">teract</text:span></text:p>
          </draw:text-box>
        </draw:frame>
        <draw:frame draw:style-name="gr13" draw:text-style-name="P5" draw:layer="layout" svg:width="4.7cm" svg:height="1.073cm" svg:x="24cm" svg:y="5.301cm">
          <draw:text-box>
            <text:p text:style-name="P4"><text:span text:style-name="T2">Psi = …</text:span></text:p>
            <text:p text:style-name="P4"><text:span text:style-name="T2">fxx,(txx) +=</text:span></text:p>
          </draw:text-box>
        </draw:frame>
        <draw:line draw:style-name="gr6" draw:text-style-name="P6" draw:layer="layout" svg:x1="19.8cm" svg:y1="5.5cm" svg:x2="24cm" svg:y2="5.7cm">
          <text:p/>
        </draw:line>
        <draw:frame draw:style-name="gr14" draw:text-style-name="P5" draw:layer="layout" svg:width="4.7cm" svg:height="1.073cm" svg:x="24cm" svg:y="6.602cm">
          <draw:text-box>
            <text:p text:style-name="P4"><text:span text:style-name="T2">fU +=</text:span><text:span text:style-name="T2"><text:line-break/></text:span><text:span text:style-name="T2">Read rho</text:span></text:p>
          </draw:text-box>
        </draw:frame>
        <draw:line draw:style-name="gr6" draw:text-style-name="P6" draw:layer="layout" svg:x1="5.9cm" svg:y1="6.1cm" svg:x2="24cm" svg:y2="7.1cm">
          <text:p/>
        </draw:line>
        <draw:line draw:style-name="gr6" draw:text-style-name="P6" draw:layer="layout" svg:x1="6.4cm" svg:y1="5.2cm" svg:x2="11.9cm" svg:y2="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4:27:56.025280505</meta:creation-date>
    <dc:date>2019-05-29T15:24:12.108107819</dc:date>
    <meta:editing-duration>PT56M2S</meta:editing-duration>
    <meta:editing-cycles>26</meta:editing-cycles>
    <meta:generator>LibreOffice/6.0.7.3$Linux_X86_64 LibreOffice_project/00m0$Build-3</meta:generator>
    <meta:document-statistic meta:object-count="49"/>
  </office:meta>
</office:document-meta>
</file>